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top="0in" fo:margin-bottom="0in" fo:padding="0.0193in" fo:border="0.0008in solid #d9d9e3"/>
    </style:style>
    <style:style style:name="P2" style:family="paragraph" style:parent-style-name="Text_20_body" style:list-style-name="L2">
      <style:paragraph-properties fo:margin-top="0in" fo:margin-bottom="0in" fo:padding="0.0193in" fo:border="0.0008in solid #d9d9e3"/>
    </style:style>
    <style:style style:name="P3" style:family="paragraph" style:parent-style-name="Text_20_body" style:list-style-name="L3">
      <style:paragraph-properties fo:margin-top="0in" fo:margin-bottom="0in" fo:padding="0.0193in" fo:border="0.0008in solid #d9d9e3"/>
    </style:style>
    <style:style style:name="P4" style:family="paragraph" style:parent-style-name="Text_20_body" style:list-style-name="L4">
      <style:paragraph-properties fo:margin-top="0in" fo:margin-bottom="0in" fo:padding="0.0193in" fo:border="0.0008in solid #d9d9e3"/>
    </style:style>
    <style:style style:name="P5" style:family="paragraph" style:parent-style-name="Text_20_body" style:list-style-name="L5">
      <style:paragraph-properties fo:margin-top="0in" fo:margin-bottom="0in" fo:padding="0.0193in" fo:border="0.0008in solid #d9d9e3"/>
    </style:style>
    <style:style style:name="P6" style:family="paragraph" style:parent-style-name="Text_20_body" style:list-style-name="L6">
      <style:paragraph-properties fo:margin-top="0in" fo:margin-bottom="0in" fo:padding="0.0193in" fo:border="0.0008in solid #d9d9e3"/>
    </style:style>
    <style:style style:name="P7" style:family="paragraph" style:parent-style-name="Text_20_body" style:list-style-name="L7">
      <style:paragraph-properties fo:margin-top="0in" fo:margin-bottom="0in" fo:padding="0.0193in" fo:border="0.0008in solid #d9d9e3"/>
    </style:style>
    <style:style style:name="P8" style:family="paragraph" style:parent-style-name="Text_20_body" style:list-style-name="L8">
      <style:paragraph-properties fo:margin-top="0in" fo:margin-bottom="0in" fo:padding="0.0193in" fo:border="0.0008in solid #d9d9e3"/>
    </style:style>
    <style:style style:name="P9" style:family="paragraph" style:parent-style-name="Text_20_body" style:list-style-name="L9">
      <style:paragraph-properties fo:margin-top="0in" fo:margin-bottom="0in" fo:padding="0.0193in" fo:border="0.0008in solid #d9d9e3"/>
    </style:style>
    <style:style style:name="P10" style:family="paragraph" style:parent-style-name="Text_20_body" style:list-style-name="L10">
      <style:paragraph-properties fo:margin-top="0in" fo:margin-bottom="0in" fo:padding="0.0193in" fo:border="0.0008in solid #d9d9e3"/>
    </style:style>
    <style:style style:name="P11" style:family="paragraph" style:parent-style-name="Text_20_body" style:list-style-name="L11">
      <style:paragraph-properties fo:margin-top="0in" fo:margin-bottom="0in" fo:padding="0.0193in" fo:border="0.0008in solid #d9d9e3"/>
    </style:style>
    <style:style style:name="P12" style:family="paragraph" style:parent-style-name="Text_20_body">
      <style:paragraph-properties fo:padding="0.0193in" fo:border="0.0008in solid #d9d9e3"/>
    </style:style>
    <style:style style:name="P13" style:family="paragraph" style:parent-style-name="Text_20_body" style:list-style-name="L1">
      <style:paragraph-properties fo:padding="0.0193in" fo:border="0.0008in solid #d9d9e3"/>
    </style:style>
    <style:style style:name="P14" style:family="paragraph" style:parent-style-name="Text_20_body" style:list-style-name="L2">
      <style:paragraph-properties fo:padding="0.0193in" fo:border="0.0008in solid #d9d9e3"/>
    </style:style>
    <style:style style:name="P15" style:family="paragraph" style:parent-style-name="Text_20_body" style:list-style-name="L3">
      <style:paragraph-properties fo:padding="0.0193in" fo:border="0.0008in solid #d9d9e3"/>
    </style:style>
    <style:style style:name="P16" style:family="paragraph" style:parent-style-name="Text_20_body" style:list-style-name="L4">
      <style:paragraph-properties fo:padding="0.0193in" fo:border="0.0008in solid #d9d9e3"/>
    </style:style>
    <style:style style:name="P17" style:family="paragraph" style:parent-style-name="Text_20_body" style:list-style-name="L5">
      <style:paragraph-properties fo:padding="0.0193in" fo:border="0.0008in solid #d9d9e3"/>
    </style:style>
    <style:style style:name="P18" style:family="paragraph" style:parent-style-name="Text_20_body" style:list-style-name="L6">
      <style:paragraph-properties fo:padding="0.0193in" fo:border="0.0008in solid #d9d9e3"/>
    </style:style>
    <style:style style:name="P19" style:family="paragraph" style:parent-style-name="Text_20_body" style:list-style-name="L7">
      <style:paragraph-properties fo:padding="0.0193in" fo:border="0.0008in solid #d9d9e3"/>
    </style:style>
    <style:style style:name="P20" style:family="paragraph" style:parent-style-name="Text_20_body" style:list-style-name="L8">
      <style:paragraph-properties fo:padding="0.0193in" fo:border="0.0008in solid #d9d9e3"/>
    </style:style>
    <style:style style:name="P21" style:family="paragraph" style:parent-style-name="Text_20_body" style:list-style-name="L9">
      <style:paragraph-properties fo:padding="0.0193in" fo:border="0.0008in solid #d9d9e3"/>
    </style:style>
    <style:style style:name="P22" style:family="paragraph" style:parent-style-name="Text_20_body" style:list-style-name="L10">
      <style:paragraph-properties fo:padding="0.0193in" fo:border="0.0008in solid #d9d9e3"/>
    </style:style>
    <style:style style:name="P23" style:family="paragraph" style:parent-style-name="Text_20_body" style:list-style-name="L11">
      <style:paragraph-properties fo:padding="0.0193in" fo:border="0.0008in solid #d9d9e3"/>
    </style:style>
    <style:style style:name="P24" style:family="paragraph" style:parent-style-name="Heading_20_3">
      <style:paragraph-properties fo:padding="0.0193in" fo:border="0.0008in solid #d9d9e3"/>
    </style:style>
    <style:style style:name="P25" style:family="paragraph" style:parent-style-name="Heading_20_2">
      <style:paragraph-properties fo:padding="0.0193in" fo:border="0.0008in solid #d9d9e3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Часть 1: Основы веб-технологий</text:h>
      <text:h text:style-name="P24" text:outline-level="3">Глава 1: Введение в веб-разработку</text:h>
      <text:list xml:id="list1104285816193805100" text:style-name="L1">
        <text:list-item>
          <text:p text:style-name="P1">История веб-разработки</text:p>
        </text:list-item>
        <text:list-item>
          <text:p text:style-name="P1">Основные концепции: клиент-серверная модель, протоколы передачи данных (HTTP, HTTPS)</text:p>
        </text:list-item>
        <text:list-item>
          <text:p text:style-name="P13">Важность стандартов (HTML, CSS, JavaScript)</text:p>
        </text:list-item>
      </text:list>
      <text:h text:style-name="P24" text:outline-level="3">Глава 2: HTML (HyperText Markup Language)</text:h>
      <text:list xml:id="list5434435858098806224" text:style-name="L2">
        <text:list-item>
          <text:p text:style-name="P2">Структура HTML документа</text:p>
        </text:list-item>
        <text:list-item>
          <text:p text:style-name="P2">Тэги, атрибуты, элементы</text:p>
        </text:list-item>
        <text:list-item>
          <text:p text:style-name="P2">Семантическая разметка</text:p>
        </text:list-item>
        <text:list-item>
          <text:p text:style-name="P14">Формы и элементы управления</text:p>
        </text:list-item>
      </text:list>
      <text:h text:style-name="P24" text:outline-level="3">Глава 3: CSS (Cascading Style Sheets)</text:h>
      <text:list xml:id="list9199942523297402882" text:style-name="L3">
        <text:list-item>
          <text:p text:style-name="P3">Основы CSS: селекторы, свойства, значения</text:p>
        </text:list-item>
        <text:list-item>
          <text:p text:style-name="P3">Модель каскадирования и наследование</text:p>
        </text:list-item>
        <text:list-item>
          <text:p text:style-name="P3">Позиционирование элементов</text:p>
        </text:list-item>
        <text:list-item>
          <text:p text:style-name="P15">Flexbox и Grid Layout</text:p>
        </text:list-item>
      </text:list>
      <text:h text:style-name="P24" text:outline-level="3">Глава 4: JavaScript</text:h>
      <text:list xml:id="list4053802890646338706" text:style-name="L4">
        <text:list-item>
          <text:p text:style-name="P4">Введение в JavaScript: переменные, типы данных, операторы</text:p>
        </text:list-item>
        <text:list-item>
          <text:p text:style-name="P4">Управление DOM (Document Object Model)</text:p>
        </text:list-item>
        <text:list-item>
          <text:p text:style-name="P4">Обработка событий</text:p>
        </text:list-item>
        <text:list-item>
          <text:p text:style-name="P4">Функции и объекты</text:p>
        </text:list-item>
        <text:list-item>
          <text:p text:style-name="P16">Асинхронное программирование: промисы, async/await</text:p>
        </text:list-item>
      </text:list>
      <text:h text:style-name="P25" text:outline-level="2">Часть 2: Продвинутые темы в веб-разработке</text:h>
      <text:h text:style-name="P24" text:outline-level="3">Глава 5: Веб-фреймворки и библиотеки</text:h>
      <text:list xml:id="list57092781298689152" text:style-name="L5">
        <text:list-item>
          <text:p text:style-name="P5">React.js, Angular, Vue.js: основы и сравнение</text:p>
        </text:list-item>
        <text:list-item>
          <text:p text:style-name="P5">Управление состоянием приложения</text:p>
        </text:list-item>
        <text:list-item>
          <text:p text:style-name="P17">Использование компонентов</text:p>
        </text:list-item>
      </text:list>
      <text:h text:style-name="P24" text:outline-level="3">Глава 6: Работа с данными и API</text:h>
      <text:list xml:id="list1836092270078980542" text:style-name="L6">
        <text:list-item>
          <text:p text:style-name="P6">AJAX и Fetch API</text:p>
        </text:list-item>
        <text:list-item>
          <text:p text:style-name="P6">Работа с RESTful API</text:p>
        </text:list-item>
        <text:list-item>
          <text:p text:style-name="P6">Основы баз данных для веб-разработчиков</text:p>
        </text:list-item>
        <text:list-item>
          <text:p text:style-name="P18">Аутентификация и безопасность API</text:p>
        </text:list-item>
      </text:list>
      <text:h text:style-name="P24" text:outline-level="3"><text:soft-page-break/>Глава 7: Оптимизация и производительность</text:h>
      <text:list xml:id="list3947072003920760401" text:style-name="L7">
        <text:list-item>
          <text:p text:style-name="P7">Оптимизация загрузки ресурсов (минификация, сжатие)</text:p>
        </text:list-item>
        <text:list-item>
          <text:p text:style-name="P7">Понимание производительности веб-приложений</text:p>
        </text:list-item>
        <text:list-item>
          <text:p text:style-name="P19">Инструменты для анализа производительности</text:p>
        </text:list-item>
      </text:list>
      <text:h text:style-name="P24" text:outline-level="3">Глава 8: Развертывание и хостинг</text:h>
      <text:list xml:id="list1099557330233158479" text:style-name="L8">
        <text:list-item>
          <text:p text:style-name="P8">Основы веб-серверов и хостинг-провайдеров</text:p>
        </text:list-item>
        <text:list-item>
          <text:p text:style-name="P8">Конфигурация сервера и деплой приложений</text:p>
        </text:list-item>
        <text:list-item>
          <text:p text:style-name="P20">HTTPS и безопасное развертывание</text:p>
        </text:list-item>
      </text:list>
      <text:h text:style-name="P25" text:outline-level="2">Часть 3: Дополнительные темы</text:h>
      <text:h text:style-name="P24" text:outline-level="3">Глава 9: Адаптивная и отзывчивая веб-разработка</text:h>
      <text:list xml:id="list2200622851348324036" text:style-name="L9">
        <text:list-item>
          <text:p text:style-name="P9">Медиазапросы и адаптивный дизайн</text:p>
        </text:list-item>
        <text:list-item>
          <text:p text:style-name="P21">Mobile-first подход</text:p>
        </text:list-item>
      </text:list>
      <text:h text:style-name="P24" text:outline-level="3">Глава 10: SEO (Search Engine Optimization)</text:h>
      <text:list xml:id="list4571181421802404709" text:style-name="L10">
        <text:list-item>
          <text:p text:style-name="P10">Основы оптимизации для поисковых систем</text:p>
        </text:list-item>
        <text:list-item>
          <text:p text:style-name="P22">Метаданные, заголовки, ссылочная структура</text:p>
        </text:list-item>
      </text:list>
      <text:h text:style-name="P24" text:outline-level="3">Глава 11: Прогрессивные веб-приложения (PWA)</text:h>
      <text:list xml:id="list7992841764873337234" text:style-name="L11">
        <text:list-item>
          <text:p text:style-name="P11">Основы PWA</text:p>
        </text:list-item>
        <text:list-item>
          <text:p text:style-name="P11">Установка и работа в оффлайн-режиме</text:p>
        </text:list-item>
        <text:list-item>
          <text:p text:style-name="P23">Service workers</text:p>
        </text:list-item>
      </text:list>
      <text:p text:style-name="P12">Это лишь обзор основных тем, которые могут быть включены в учебник по веб-технологиям. Каждая глава может быть дополнена практическими примерами, упражнениями и проектами для закрепления материала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1S</meta:editing-duration>
    <meta:editing-cycles>3</meta:editing-cycles>
    <meta:generator>OpenOffice/4.1.14$Win32 OpenOffice.org_project/4114m1$Build-9811</meta:generator>
    <dc:date>2023-12-02T14:45:51.93</dc:date>
    <meta:document-statistic meta:table-count="0" meta:image-count="0" meta:object-count="0" meta:page-count="2" meta:paragraph-count="51" meta:word-count="276" meta:character-count="1937"/>
    <dc:creator>Dima Wide</dc:creator>
    <meta:user-defined meta:name="Info 1"/>
    <meta:user-defined meta:name="Info 2"/>
    <meta:user-defined meta:name="Info 3"/>
    <meta:user-defined meta:name="Info 4"/>
  </office:meta>
</office:document-meta>
</file>